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AQUERA PILCOMAMANI, FERNAN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TICONA CALIZAYA, MELITON PORFI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URIARTE VASQUEZ, NERI FRANCISC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7722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1:51:1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